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pip3 install pdoc3</text:p>
      <text:p text:style-name="Standard">Collecting pdoc3</text:p>
      <text:p text:style-name="Standard"><text:s text:c="2"/>Downloading pdoc3-0.10.0-py3-none-any.whl (135 kB)</text:p>
      <text:p text:style-name="Standard"><text:s text:c="5"/>|████████████████████████████████| 135 kB 12.6 MB/s </text:p>
      <text:p text:style-name="Standard">Collecting markdown&gt;=3.0</text:p>
      <text:p text:style-name="Standard"><text:s text:c="2"/>Downloading Markdown-3.4.1-py3-none-any.whl (93 kB)</text:p>
      <text:p text:style-name="Standard"><text:s text:c="5"/>|████████████████████████████████| 93 kB 1.9 MB/s </text:p>
      <text:p text:style-name="Standard">Collecting mako</text:p>
      <text:p text:style-name="Standard"><text:s text:c="2"/>Downloading Mako-1.2.3-py3-none-any.whl (78 kB)</text:p>
      <text:p text:style-name="Standard"><text:s text:c="5"/>|████████████████████████████████| 78 kB 7.8 MB/s </text:p>
      <text:p text:style-name="Standard">Collecting importlib-metadata&gt;=4.4; python_version &lt; "3.10"</text:p>
      <text:p text:style-name="Standard"><text:s text:c="2"/>Downloading importlib_metadata-5.0.0-py3-none-any.whl (21 kB)</text:p>
      <text:p text:style-name="Standard">Collecting MarkupSafe&gt;=0.9.2</text:p>
      <text:p text:style-name="Standard"><text:s text:c="2"/>Downloading MarkupSafe-2.1.1-cp38-cp38-manylinux_2_17_x86_64.manylinux2014_x86_64.whl (25 kB)</text:p>
      <text:p text:style-name="Standard">Collecting zipp&gt;=0.5</text:p>
      <text:p text:style-name="Standard"><text:s text:c="2"/>Downloading zipp-3.9.0-py3-none-any.whl (5.8 kB)</text:p>
      <text:p text:style-name="Standard">Installing collected packages: zipp, importlib-metadata, markdown, MarkupSafe, mako, pdoc3</text:p>
      <text:p text:style-name="Standard"><text:s text:c="2"/>WARNING: The script markdown_py is installed in '/home/iut/.local/bin' which is not on PATH.</text:p>
      <text:p text:style-name="Standard"><text:s text:c="2"/>Consider adding this directory to PATH or, if you prefer to suppress this warning, use --no-warn-script-location.</text:p>
      <text:p text:style-name="Standard"><text:s text:c="2"/>WARNING: The script mako-render is installed in '/home/iut/.local/bin' which is not on PATH.</text:p>
      <text:p text:style-name="Standard"><text:s text:c="2"/>Consider adding this directory to PATH or, if you prefer to suppress this warning, use --no-warn-script-location.</text:p>
      <text:p text:style-name="Standard"><text:s text:c="2"/>WARNING: The scripts pdoc and pdoc3 are installed in '/home/iut/.local/bin' which is not on PATH.</text:p>
      <text:p text:style-name="Standard"><text:s text:c="2"/>Consider adding this directory to PATH or, if you prefer to suppress this warning, use --no-warn-script-location.</text:p>
      <text:p text:style-name="Standard">Successfully installed MarkupSafe-2.1.1 importlib-metadata-5.0.0 mako-1.2.3 markdown-3.4.1 pdoc3-0.10.0 zipp-3.9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03:51.686114779</meta:creation-date>
    <dc:date>2022-10-12T18:05:32.840149997</dc:date>
    <meta:editing-duration>PT1M41S</meta:editing-duration>
    <meta:editing-cycles>1</meta:editing-cycles>
    <meta:document-statistic meta:table-count="0" meta:image-count="0" meta:object-count="0" meta:page-count="1" meta:paragraph-count="24" meta:word-count="168" meta:character-count="1557" meta:non-whitespace-character-count="1374"/>
    <meta:generator>LibreOffice/6.4.7.2$Linux_X86_64 LibreOffice_project/40$Build-2</meta:generator>
  </office:meta>
</office:document-meta>
</file>